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loext:padding="0cm" loext:border="none"/>
    </style:style>
    <style:style style:name="P3"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28pt" style:font-size-asian="28pt" style:font-size-complex="28pt" loext:padding="0cm" loext:border="none"/>
    </style:style>
    <style:style style:name="P4"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20pt" style:font-size-asian="20pt" style:font-size-complex="20pt" loext:padding="0cm" loext:border="none"/>
    </style:style>
    <style:style style:name="P5" style:family="paragraph" style:parent-style-name="Text_20_body">
      <style:paragraph-properties fo:margin-left="1.244cm" fo:margin-right="0cm" fo:margin-top="0cm" fo:margin-bottom="0cm" loext:contextual-spacing="false" fo:text-indent="0cm" style:auto-text-indent="false" fo:padding="0cm" fo:border="none"/>
      <style:text-properties loext:padding="0cm" loext:border="none"/>
    </style:style>
    <style:style style:name="T1" style:family="text">
      <style:text-properties fo:language="fr" fo:country="FR"/>
    </style:style>
    <style:style style:name="T2" style:family="text">
      <style:text-properties fo:language="fr" fo:country="FR" officeooo:rsid="00117f0a"/>
    </style:style>
    <style:style style:name="T3" style:family="text">
      <style:text-properties fo:language="fr" fo:country="FR" loext:padding="0cm" loext:border="none"/>
    </style:style>
    <style:style style:name="T4" style:family="text">
      <style:text-properties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CAHIER </text:span><text:line-break/><text:span text:style-name="T1">DES CHARGES</text:span></text:p>
      <text:p text:style-name="P3"/>
      <text:p text:style-name="P3"><text:span text:style-name="T1">PORTFOLIO PROFESSIONNEL</text:span></text:p>
      <text:p text:style-name="P3"/>
      <text:p text:style-name="P3"/>
      <text:p text:style-name="P3"/>
      <text:p text:style-name="P3"><text:span text:style-name="T1">SOMMAIRE</text:span></text:p>
      <text:p text:style-name="P3"/>
      <text:p text:style-name="P4"><text:span text:style-name="T1">1-</text:span><text:span text:style-name="T2">Présentation</text:span><text:span text:style-name="T1"> du projet</text:span></text:p>
      <text:p text:style-name="P4"><text:span text:style-name="T1">1.1-Objectifs</text:span></text:p>
      <text:p text:style-name="P4"><text:span text:style-name="T1">1.2-Description générale</text:span></text:p>
      <text:p text:style-name="P4"/>
      <text:p text:style-name="P4"><text:span text:style-name="T1">2-Aspects Fonctionnels et Techniques</text:span></text:p>
      <text:p text:style-name="P4"><text:span text:style-name="T1">2.</text:span><text:span text:style-name="T2">1</text:span><text:span text:style-name="T1">-Description fonctionnelle</text:span></text:p>
      <text:p text:style-name="P4"/>
      <text:p text:style-name="P4"><text:span text:style-name="T1">3-Prestations attendues</text:span></text:p>
      <text:p text:style-name="P4"/>
      <text:p text:style-name="P4"><text:span text:style-name="T1">4-Planning &amp; Suivi du projet</text:span></text:p>
      <text:p text:style-name="P1"/>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text:span text:style-name="T1">PRESENTATION DU PROJET</text:span></text:p>
      <text:p text:style-name="P1"/>
      <text:p text:style-name="P5"><text:span text:style-name="T1">OBJECTIFS</text:span></text:p>
      <text:p text:style-name="P5"><text:span text:style-name="T1">Pour appliquer nos capacités acquises au cours de notre formation en informatique et les réinvestir en situation professionnelle qui est de mettre en évidence notre valeur ajoutée de jeune professionnel en informatique via un portfolio en ligne.</text:span></text:p>
      <text:p text:style-name="P5"/>
      <text:p text:style-name="P5"><text:span text:style-name="T1">DESCRIPTION </text:span><text:span text:style-name="T2">GÉNÉRALE</text:span><text:span text:style-name="T1"> DU PROJET</text:span></text:p>
      <text:p text:style-name="P5"><text:span text:style-name="T1">Pour répondre à cet objectif, la MOA est soutenue par l’équipe pédagogique de Campus Academy. Le chef de projet sera aussi représenté par Campus Academy qui dirigera notre équipe de deux développeurs en première année d’informatique. Nous devrons, dans le cadre de notre projet, créer un site Web mettant en avant un portfolio qui doit comporter une section ou un onglet : Recommandations professionnelles. Nos documents livrés devront être soucieux des réglementations RGPD.</text:span></text:p>
      <text:p text:style-name="Standard"/>
      <text:p text:style-name="Standard"/>
      <text:p text:style-name="Standard"/>
      <text:p text:style-name="Standard"/>
      <text:p text:style-name="P2"><text:span text:style-name="T1"><text:tab/>ASPECTS FONCTIONNELS ET TECHNIQUES</text:span></text:p>
      <text:p text:style-name="P1"/>
      <text:p text:style-name="P1"><text:span text:style-name="T1"><text:tab/>DESCRIPTION FONCTIONNELLE</text:span></text:p>
      <text:p text:style-name="P1"/>
      <text:p text:style-name="P1"><text:span text:style-name="T1"><text:tab/>Ce site web est un portfolio pour faire valoir notre profil professionnel en informatique et <text:tab/>faire la promotion de nos travaux personnels, en entreprise et lors de nos sessions de <text:tab/>formation.</text:span></text:p>
      <text:p text:style-name="P1"><text:span text:style-name="T1"><text:tab/>Il inclura différents contenus comme du texte, images ou vidéos.</text:span></text:p>
      <text:p text:style-name="P1"><text:span text:style-name="T1"><text:tab/>Il est disponible en français et s’adapte à différents supports informatiques.</text:span></text:p>
      <text:p text:style-name="P1"/>
      <text:p text:style-name="Standard"><text:span text:style-name="T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20T13:11:14.440220419</meta:creation-date>
    <dc:date>2019-12-20T14:28:07.966487523</dc:date>
    <meta:editing-duration>PT1H6M43S</meta:editing-duration>
    <meta:editing-cycles>1</meta:editing-cycles>
    <meta:document-statistic meta:table-count="0" meta:image-count="0" meta:object-count="0" meta:page-count="2" meta:paragraph-count="20" meta:word-count="201" meta:character-count="1406" meta:non-whitespace-character-count="1217"/>
    <meta:generator>LibreOffice/6.3.3.2.0$Linux_X86_64 LibreOffice_project/30$Build-2</meta:generator>
  </office:meta>
</office:document-meta>
</file>